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color="#000000" style:font-name="F" fo:font-size="12pt" style:font-name-asian="Noto Sans CJK SC Regular" style:font-size-asian="12pt" style:language-asian="hi" style:country-asian="IN" style:font-name-complex="FreeSans" style:font-size-complex="12pt" style:language-complex="en" style:country-complex="US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0.8mm" svg:height="105.62mm" svg:x="1.1mm" svg:y="35.56mm">
            <loext:p draw:notify-on-update-of-ranges="Sheet1.A2:Sheet1.C6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ension Amount after 10 years for 60 to 70 age :- 1000 <text:s/>No.of people 207 Total pension amount </text:p>
          </table:table-cell>
          <table:table-cell/>
          <table:table-cell office:value-type="string" calcext:value-type="string">
            <text:p>60-70</text:p>
          </table:table-cell>
          <table:table-cell office:value-type="float" office:value="207000" calcext:value-type="float">
            <text:p>207000</text:p>
          </table:table-cell>
        </table:table-row>
        <table:table-row table:style-name="ro1">
          <table:table-cell office:value-type="string" calcext:value-type="string">
            <text:p>Pension Amount after 10 years for 71 to 80 age :- 2000 <text:s/>No.of people 132 Total pension amount </text:p>
          </table:table-cell>
          <table:table-cell/>
          <table:table-cell office:value-type="string" calcext:value-type="string">
            <text:p>71-80</text:p>
          </table:table-cell>
          <table:table-cell office:value-type="float" office:value="264000" calcext:value-type="float">
            <text:p>264000</text:p>
          </table:table-cell>
        </table:table-row>
        <table:table-row table:style-name="ro1">
          <table:table-cell office:value-type="string" calcext:value-type="string">
            <text:p><text:s text:c="2"/>Pension Amount after 10 years for 81 to 90 age :- 3000 <text:s/>No.of people 98 Total pension amount </text:p>
          </table:table-cell>
          <table:table-cell/>
          <table:table-cell office:value-type="string" calcext:value-type="string">
            <text:p>81-90</text:p>
          </table:table-cell>
          <table:table-cell office:value-type="float" office:value="294000" calcext:value-type="float">
            <text:p>294000</text:p>
          </table:table-cell>
        </table:table-row>
        <table:table-row table:style-name="ro1">
          <table:table-cell office:value-type="string" calcext:value-type="string">
            <text:p>Pension Amount after 10 years for 91 to 100 age :- 4000 <text:s/>No.of people 34 Total pension amount </text:p>
          </table:table-cell>
          <table:table-cell/>
          <table:table-cell office:value-type="string" calcext:value-type="string">
            <text:p>91-100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2">
          <table:table-cell office:value-type="string" calcext:value-type="string">
            <text:p><text:s/>Pension Amount after 10 years for above 100 age :- 5000 <text:s/>No.of people 0 Total pension amount </text:p>
          </table:table-cell>
          <table:table-cell/>
          <table:table-cell office:value-type="string" calcext:value-type="string">
            <text:p>101-12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37:34.686741146</meta:creation-date>
    <dc:date>2017-02-23T17:48:29.677945385</dc:date>
    <meta:editing-duration>PT10M54S</meta:editing-duration>
    <meta:editing-cycles>2</meta:editing-cycles>
    <meta:generator>LibreOffice/5.2.2.2$Linux_X86_64 LibreOffice_project/2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81cm" svg:height="10.563cm" xlink:href=".." xlink:type="simple" chart:class="chart:bar" chart:style-name="ch1">
        <chart:legend chart:legend-position="end" svg:x="27.818cm" svg:y="4.982cm" style:legend-expansion="high" chart:style-name="ch2"/>
        <chart:plot-area chart:style-name="ch3" table:cell-range-address="Sheet1.A2:Sheet1.D6" chart:data-source-has-labels="column" svg:x="0.601cm" svg:y="0.211cm" svg:width="26.616cm" svg:height="10.141cm">
          <chartooo:coordinate-region svg:x="1.963cm" svg:y="0.211cm" svg:width="25.254cm" svg:height="6.515cm"/>
          <chart:axis chart:dimension="x" chart:name="primary-x" chart:style-name="ch4" chartooo:axis-type="auto">
            <chartooo:date-scale/>
            <chart:categories table:cell-range-address="Sheet1.A2:Sheet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Pension Amount after 10 years for 60 to 70 age :- 1000  No.of people 207 Total pension amount  60-70</text:p>
                <text:list>
                  <text:list-item>
                    <text:p>Pension Amount after 10 years for 60 to 70 age :- 1000  No.of people 207 Total pension amount </text:p>
                  </text:list-item>
                  <text:list-item>
                    <text:p/>
                  </text:list-item>
                  <text:list-item>
                    <text:p>60-70</text:p>
                  </text:list-item>
                </text:list>
                <draw:g>
                  <svg:desc>Sheet1.A2:Sheet1.C6</svg:desc>
                </draw:g>
              </table:table-cell>
              <table:table-cell office:value-type="float" office:value="207000">
                <text:p>20700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Pension Amount after 10 years for 71 to 80 age :- 2000  No.of people 132 Total pension amount  71-80</text:p>
                <text:list>
                  <text:list-item>
                    <text:p>Pension Amount after 10 years for 71 to 80 age :- 2000  No.of people 132 Total pension amount </text:p>
                  </text:list-item>
                  <text:list-item>
                    <text:p/>
                  </text:list-item>
                  <text:list-item>
                    <text:p>71-80</text:p>
                  </text:list-item>
                </text:list>
              </table:table-cell>
              <table:table-cell office:value-type="float" office:value="264000">
                <text:p>264000</text:p>
              </table:table-cell>
            </table:table-row>
            <table:table-row>
              <table:table-cell office:value-type="string">
                <text:p>  Pension Amount after 10 years for 81 to 90 age :- 3000  No.of people 98 Total pension amount  81-90</text:p>
                <text:list>
                  <text:list-item>
                    <text:p>  Pension Amount after 10 years for 81 to 90 age :- 3000  No.of people 98 Total pension amount </text:p>
                  </text:list-item>
                  <text:list-item>
                    <text:p/>
                  </text:list-item>
                  <text:list-item>
                    <text:p>81-90</text:p>
                  </text:list-item>
                </text:list>
              </table:table-cell>
              <table:table-cell office:value-type="float" office:value="294000">
                <text:p>294000</text:p>
              </table:table-cell>
            </table:table-row>
            <table:table-row>
              <table:table-cell office:value-type="string">
                <text:p>Pension Amount after 10 years for 91 to 100 age :- 4000  No.of people 34 Total pension amount  91-100</text:p>
                <text:list>
                  <text:list-item>
                    <text:p>Pension Amount after 10 years for 91 to 100 age :- 4000  No.of people 34 Total pension amount </text:p>
                  </text:list-item>
                  <text:list-item>
                    <text:p/>
                  </text:list-item>
                  <text:list-item>
                    <text:p>91-100</text:p>
                  </text:list-item>
                </text:list>
              </table:table-cell>
              <table:table-cell office:value-type="float" office:value="136000">
                <text:p>136000</text:p>
              </table:table-cell>
            </table:table-row>
            <table:table-row>
              <table:table-cell office:value-type="string">
                <text:p> Pension Amount after 10 years for above 100 age :- 5000  No.of people 0 Total pension amount  101-120</text:p>
                <text:list>
                  <text:list-item>
                    <text:p> Pension Amount after 10 years for above 100 age :- 5000  No.of people 0 Total pension amount </text:p>
                  </text:list-item>
                  <text:list-item>
                    <text:p/>
                  </text:list-item>
                  <text:list-item>
                    <text:p>101-12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